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FMono-Regular" svg:font-family="SFMono-Regular, Consolas, 'Liberation Mono', Menlo, monospace"/>
  </office:font-face-decls>
  <office:automatic-styles>
    <style:style style:name="P1" style:family="paragraph" style:parent-style-name="Standard">
      <style:text-properties officeooo:rsid="000727c8" officeooo:paragraph-rsid="000727c8"/>
    </style:style>
    <style:style style:name="P2" style:family="paragraph" style:parent-style-name="Standard">
      <style:text-properties officeooo:rsid="000727c8" officeooo:paragraph-rsid="000894dd"/>
    </style:style>
    <style:style style:name="P3" style:family="paragraph" style:parent-style-name="Standard">
      <style:text-properties officeooo:rsid="000727c8" officeooo:paragraph-rsid="000a4016"/>
    </style:style>
    <style:style style:name="P4" style:family="paragraph" style:parent-style-name="Standard">
      <style:text-properties officeooo:rsid="000727c8" officeooo:paragraph-rsid="000d85a7"/>
    </style:style>
    <style:style style:name="P5" style:family="paragraph" style:parent-style-name="Standard">
      <style:text-properties fo:color="#24292e" loext:opacity="100%" style:font-name="SFMono-Regular" fo:font-size="15pt" officeooo:paragraph-rsid="00063785" style:font-size-asian="15pt" style:font-size-complex="15pt"/>
    </style:style>
    <style:style style:name="P6" style:family="paragraph" style:parent-style-name="Standard">
      <style:text-properties style:text-line-through-style="none" style:text-line-through-type="none" officeooo:rsid="000894dd" officeooo:paragraph-rsid="000894dd"/>
    </style:style>
    <style:style style:name="P7" style:family="paragraph" style:parent-style-name="Standard">
      <style:text-properties style:text-line-through-style="none" style:text-line-through-type="none" officeooo:rsid="000a4016" officeooo:paragraph-rsid="000a4016"/>
    </style:style>
    <style:style style:name="P8" style:family="paragraph" style:parent-style-name="Standard">
      <style:text-properties style:text-line-through-style="none" style:text-line-through-type="none" officeooo:rsid="000a4016" officeooo:paragraph-rsid="000d85a7"/>
    </style:style>
    <style:style style:name="P9" style:family="paragraph" style:parent-style-name="Standard">
      <style:text-properties officeooo:paragraph-rsid="000e38e6"/>
    </style:style>
    <style:style style:name="P10" style:family="paragraph" style:parent-style-name="Standard">
      <style:text-properties officeooo:rsid="000e38e6" officeooo:paragraph-rsid="000e38e6"/>
    </style:style>
    <style:style style:name="P11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01c08e"/>
    </style:style>
    <style:style style:name="T2" style:family="text">
      <style:text-properties officeooo:rsid="00043ea0"/>
    </style:style>
    <style:style style:name="T3" style:family="text">
      <style:text-properties officeooo:rsid="0004bdec"/>
    </style:style>
    <style:style style:name="T4" style:family="text">
      <style:text-properties fo:color="#005cc5" loext:opacity="100%" style:font-name="SFMono-Regular" fo:font-size="15pt" style:font-size-asian="15pt" style:font-size-complex="15pt"/>
    </style:style>
    <style:style style:name="T5" style:family="text">
      <style:text-properties fo:color="#d73a49" loext:opacity="100%" style:font-name="SFMono-Regular" fo:font-size="15pt" style:font-size-asian="15pt" style:font-size-complex="15pt"/>
    </style:style>
    <style:style style:name="T6" style:family="text">
      <style:text-properties fo:color="#24292e" loext:opacity="100%" style:font-name="SFMono-Regular" fo:font-size="15pt" style:font-size-asian="15pt" style:font-size-complex="15pt"/>
    </style:style>
    <style:style style:name="T7" style:family="text">
      <style:text-properties officeooo:rsid="000894dd"/>
    </style:style>
    <style:style style:name="T8" style:family="text">
      <style:text-properties style:text-line-through-style="none" style:text-line-through-type="none" officeooo:rsid="000894dd"/>
    </style:style>
    <style:style style:name="T9" style:family="text">
      <style:text-properties style:text-line-through-style="none" style:text-line-through-type="none" officeooo:rsid="000a3cd1"/>
    </style:style>
    <style:style style:name="T10" style:family="text">
      <style:text-properties style:text-line-through-style="none" style:text-line-through-type="none" officeooo:rsid="000a4016"/>
    </style:style>
    <style:style style:name="T11" style:family="text">
      <style:text-properties style:text-line-through-style="none" style:text-line-through-type="none" officeooo:rsid="000d85a7"/>
    </style:style>
    <style:style style:name="T12" style:family="text">
      <style:text-properties officeooo:rsid="000e3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nst http = require('http');</text:p>
      <text:p text:style-name="P11"/>
      <text:p text:style-name="P11">//http-server wird die app, in Form einer callback, hinzugefügt.</text:p>
      <text:p text:style-name="P11">//Die app ist dann im Objekt enthalten.</text:p>
      <text:p text:style-name="P11">//Bei einer Anfrage übergibt der http-server die Anfrage (HTTP-Header,</text:p>
      <text:p text:style-name="P11">//Body) als Argument an den Parameter req und ein Argument an res.</text:p>
      <text:p text:style-name="P11">//wird res.end('hello docker') in der app aufgerufen, werden die</text:p>
      <text:p text:style-name="P11">//Daten von res an den httpServer geleitet, der dann die Antwort sendet.</text:p>
      <text:p text:style-name="P11">const httpServer = http.createServer((req, res)=&gt;{</text:p>
      <text:p text:style-name="P11"><text:s text:c="4"/>res.writeHead(200, {'Content-Type': 'text/html'});</text:p>
      <text:p text:style-name="P11"><text:s text:c="4"/>res.end('hello docker');</text:p>
      <text:p text:style-name="P11">});</text:p>
      <text:p text:style-name="P11"/>
      <text:p text:style-name="P11">//Bei jeder Anfrage an den Port 8000, wird die callback-function/app aufgerufen.</text:p>
      <text:p text:style-name="P11">httpServer.listen(8000);</text:p>
      <text:p text:style-name="P11"/>
      <text:p text:style-name="Standard">→<text:span text:style-name="T12"> Jeder Request wird durch eine Callback-Function im Stack/Thread abgearbeitet.</text:span></text:p>
      <text:p text:style-name="P9"><text:tab/>→<text:span text:style-name="T12"> Beispiel: </text:span></text:p>
      <text:p text:style-name="P10"><text:tab/><text:tab/>httpServer = require(“http“).createServer(Callback-Function);</text:p>
      <text:p text:style-name="P9"><text:tab/><text:tab/><text:span text:style-name="T12">httpServer.listen(8000)</text:span></text:p>
      <text:p text:style-name="Standard">→<text:span text:style-name="T1"> Node.js ist ein Runtime Environment in der der javacode durch die v8-engine ausgeführt wird.</text:span></text:p>
      <text:p text:style-name="Standard">→<text:span text:style-name="T1"> Dabei stellt Node.js Funktionen zur Verfügung, die in c++ geschrieben sind, die bspw. Das <text:tab/>Lesen vom Dateisystem oder erstellen eines HTTP-Servers bewerkstelligen.</text:span></text:p>
      <text:p text:style-name="Standard"><text:tab/>→<text:span text:style-name="T1"> fs.readFile ist eine Funktion, geschrieben in c++, die das Lesen von Dateien ermöglicht.</text:span></text:p>
      <text:p text:style-name="Standard">→<text:span text:style-name="T2"> V8 übersetzt JS Werte in C++ Werte die den libuv Threads übergeben werden können. </text:span></text:p>
      <text:p text:style-name="Standard"><text:tab/><text:span text:style-name="T2">Anschließend übersetzt V8 C++ Werte in JS Werte damit JS mit den zurückgegebenen </text:span></text:p>
      <text:p text:style-name="Standard"><text:tab/><text:span text:style-name="T2">Werten weiter rechnen kann. <text:tab/></text:span></text:p>
      <text:p text:style-name="Standard">→<text:span text:style-name="T3"> Den Thread-Pool von libuv erweitern:</text:span></text:p>
      <text:p text:style-name="P1"><text:tab/><text:span text:style-name="T4">process</text:span><text:span text:style-name="T6">.env.</text:span><text:span text:style-name="T4">UV_THREADPOOL_SIZE</text:span><text:span text:style-name="T5">=</text:span><text:span text:style-name="T4">5</text:span><text:span text:style-name="T6">;</text:span></text:p>
      <text:p text:style-name="P1">→ Führt man im main-stack eine Berechnung aus die lange dauert, können während der berechnung</text:p>
      <text:p text:style-name="P1"><text:tab/>keine weitere Server-Anfragen gemacht werden, da der Stack mit der berechnung</text:p>
      <text:p text:style-name="P1"><text:tab/>beschäftigt ist, er ist also blockiert.</text:p>
      <text:p text:style-name="P1"><text:tab/>→ Beispiel:</text:p>
      <text:p text:style-name="P1"><text:tab/><text:tab/>router.get('/', function(req, res, next) {</text:p>
      <text:p text:style-name="P1"><text:tab/><text:tab/><text:tab/>for(let i=0; i&lt;1000000; i++){</text:p>
      <text:p text:style-name="P1"><text:tab/><text:tab/><text:tab/>console.log("for loop. ");</text:p>
      <text:p text:style-name="P1"><text:tab/><text:tab/><text:tab/>}</text:p>
      <text:p text:style-name="P1"><text:tab/><text:tab/>}</text:p>
      <text:p text:style-name="P1">---<text:span text:style-name="T7">Verbindungsabwicklung in Node---</text:span></text:p>
      <text:p text:style-name="P1">→<text:span text:style-name="T7"> Node wartet in einer Schleife, bis ss (server-socket) eine Verbindung abgewickelt hat.</text:span></text:p>
      <text:p text:style-name="P1"><text:tab/>→<text:span text:style-name="T7"> s = ss.accept()</text:span></text:p>
      <text:p text:style-name="P1">→<text:span text:style-name="T7"> Wurde eine Verbindung abgewickelt, holt Node die Daten aus dem Socket.</text:span></text:p>
      <text:p text:style-name="P1"><text:tab/>→<text:span text:style-name="T7"> s.recv(data).</text:span></text:p>
      <text:p text:style-name="P2">→<text:span text:style-name="T7"> Die Daten (req- und res-object) werden einer callback-function übergeben, die auf den</text:span></text:p>
      <text:p text:style-name="P2"><text:tab/><text:span text:style-name="T7">Stack/Thread abgearbeitet wird, wenn dieser frei ist.</text:span></text:p>
      <text:p text:style-name="P2"><text:tab/><text:span text:style-name="T7">Werden während dessen weitere Anfragen gemacht, werden die Daten </text:span></text:p>
      <text:p text:style-name="P2"><text:tab/><text:span text:style-name="T7">der Anfrage (req- und </text:span><text:span text:style-name="T8">res-object) an callback-functions übergeben, die nacheinander,</text:span></text:p>
      <text:p text:style-name="P6"><text:tab/>wenn der Stack/Thread frei ist, auf diesen geschoben und abgearbeitet.</text:p>
      <text:p text:style-name="P3"><text:span text:style-name="T8"><text:tab/>→ </text:span><text:span text:style-name="T9">Wird bei einer Anfrage bspw. </text:span><text:span text:style-name="T10">Ein Datenbankzugriff gemacht, wird die sich </text:span></text:p>
      <text:p text:style-name="P7"><text:soft-page-break/><text:tab/><text:tab/>gerade in Ausführung befindenden callback-function in die cb-queue gelegt</text:p>
      <text:p text:style-name="P8"><text:tab/><text:tab/>und der zugriff auf die Datenbank findet auf einem libuv-thread statt.</text:p>
      <text:p text:style-name="P4"><text:span text:style-name="T10"><text:tab/><text:tab/></text:span><text:span text:style-name="T11">Ist der Datenbankzugriff fertig, wird die cb von der cb-queue auf den Stack</text:span></text:p>
      <text:p text:style-name="P4"><text:span text:style-name="T11"><text:tab/><text:tab/>geschoben (wenn dieser frei ist) und die Anfrage kann weiter bearbeitet werden.</text:span><text:tab/></text:p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FMono-Regular" svg:font-family="SFMono-Regular, Consolas, 'Liberation Mono'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08T06:29:44.998901330</meta:creation-date>
    <dc:date>2023-03-16T10:51:17.357102943</dc:date>
    <meta:editing-duration>PT43M33S</meta:editing-duration>
    <meta:editing-cycles>9</meta:editing-cycles>
    <meta:generator>LibreOffice/7.4.1.2$Linux_X86_64 LibreOffice_project/40$Build-2</meta:generator>
    <meta:document-statistic meta:table-count="0" meta:image-count="0" meta:object-count="0" meta:page-count="2" meta:paragraph-count="49" meta:word-count="381" meta:character-count="2750" meta:non-whitespace-character-count="2362"/>
  </office:meta>
</office:document-meta>
</file>